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94cm" svg:height="0.963cm" svg:x="0cm" svg:y="0.037cm">
          <draw:text-box>
            <text:p>🍐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5cm" fo:page-height="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7:11:34.240156919</meta:creation-date>
    <dc:date>2020-10-20T07:15:01.974913103</dc:date>
    <meta:editing-duration>PT3M29S</meta:editing-duration>
    <meta:editing-cycles>1</meta:editing-cycles>
    <meta:document-statistic meta:object-count="1"/>
    <meta:generator>LibreOffice/6.4.6.2$Linux_X86_64 LibreOffice_project/40$Build-2</meta:generator>
  </office:meta>
</office:document-meta>
</file>